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#ffff00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#ffff00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fo:background-color="#ffff00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6">ПОВЕРКИ</text:span></text:p>
      <text:p text:style-name="P5"><text:span text:style-name="T18">поверки 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<text:span text:style-name="T29">МП. МН 743-99</text:span></text:p>
      <text:p text:style-name="P33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6">15</text:span></text:p>
          </table:table-cell>
        </table:table-row>
        <table:table-row>
          <table:table-cell table:style-name="t1.A3" office:value-type="string">
            <text:p text:style-name="P17">800<text:span text:style-name="T6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26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 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26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28">,</text:span>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5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0<text:span text:style-name="T6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 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7">$2-m31</text:p>
              <text:p text:style-name="P37">$2-m32</text:p>
              <text:p text:style-name="P37">$2-m33</text:p>
              <text:p text:style-name="P37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5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0<text:span text:style-name="T6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 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7">$3-m31</text:p>
              <text:p text:style-name="P37">$3-m32</text:p>
              <text:p text:style-name="P37">$3-m33</text:p>
              <text:p text:style-name="P37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5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0<text:span text:style-name="T6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 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7">$4-m31</text:p>
              <text:p text:style-name="P37">$4-m32</text:p>
              <text:p text:style-name="P37">$4-m33</text:p>
              <text:p text:style-name="P37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5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0<text:span text:style-name="T6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 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7">$5-m31</text:p>
              <text:p text:style-name="P37">$5-m32</text:p>
              <text:p text:style-name="P37">$5-m33</text:p>
              <text:p text:style-name="P37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5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0<text:span text:style-name="T6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 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7">$6-m31</text:p>
              <text:p text:style-name="P37">$6-m32</text:p>
              <text:p text:style-name="P37">$6-m33</text:p>
              <text:p text:style-name="P37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5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0<text:span text:style-name="T6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 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7">$7-m31</text:p>
              <text:p text:style-name="P37">$7-m32</text:p>
              <text:p text:style-name="P37">$7-m33</text:p>
              <text:p text:style-name="P37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5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0<text:span text:style-name="T6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 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7">$8-m31</text:p>
              <text:p text:style-name="P37">$8-m32</text:p>
              <text:p text:style-name="P37">$8-m33</text:p>
              <text:p text:style-name="P37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5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0<text:span text:style-name="T6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 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7">$9-m31</text:p>
              <text:p text:style-name="P37">$9-m32</text:p>
              <text:p text:style-name="P37">$9-m33</text:p>
              <text:p text:style-name="P37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5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0<text:span text:style-name="T6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 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7">$10-m31</text:p>
              <text:p text:style-name="P37">$10-m32</text:p>
              <text:p text:style-name="P37">$10-m33</text:p>
              <text:p text:style-name="P37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5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0<text:span text:style-name="T6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 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7">$11-m31</text:p>
              <text:p text:style-name="P37">$11-m32</text:p>
              <text:p text:style-name="P37">$11-m33</text:p>
              <text:p text:style-name="P37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5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9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7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0<text:span text:style-name="T6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 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7">$12-m31</text:p>
              <text:p text:style-name="P37">$12-m32</text:p>
              <text:p text:style-name="P37">$12-m33</text:p>
              <text:p text:style-name="P37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8"><text:s text:c="2"/>d, <text:span text:style-name="T6">см <text:s/></text:span></text:p>
            <text:p text:style-name="P39">t, <text:span text:style-name="T6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0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6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5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9:20:27.94</dc:date>
    <meta:editing-duration>P3DT6H12M35S</meta:editing-duration>
    <meta:editing-cycles>372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4" meta:character-count="16755"/>
  </office:meta>
</office:document-meta>
</file>